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ffd9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text-align="start" style:font-independent-line-spacing="true"/>
      <style:text-properties fo:font-size="52pt"/>
    </style:style>
    <style:style style:name="P3" style:family="paragraph">
      <style:paragraph-properties fo:text-align="start" style:font-independent-line-spacing="true"/>
      <style:text-properties fo:font-size="28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eer to Peer Science</text:span><text:span text:style-name="T1"><text:line-break/></text:span><text:span text:style-name="T1">Extended workflow</text:span></text:p>
          </draw:text-box>
        </draw:frame>
        <draw:frame draw:name="Shape 55" presentation:style-name="pr2" draw:text-style-name="P3" draw:layer="layout" svg:width="23.667cm" svg:height="3.427cm" svg:x="0.866cm" svg:y="10.413cm" presentation:class="subtitle" presentation:user-transformed="true">
          <draw:text-box>
            <text:p text:style-name="P1"><text:span text:style-name="T2">Computationally Active Living Knowledge Network</text:span></text:p>
            <text:p text:style-name="P1"><text:span text:style-name="T2">Secured by a Science Blockchain</text:span></text:p>
          </draw:text-box>
        </draw:frame>
        <presentation:notes draw:style-name="dp2">
          <draw:page-thumbnail draw:name="Shape 51" draw:style-name="gr1" draw:layer="layout" svg:width="16.932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body" presentation:presentation-page-layout-name="AL2T1">
        <office:forms form:automatic-focus="false" form:apply-design-mode="false"/>
        <draw:frame draw:name="Shape 60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Agenda</text:span></text:p>
          </draw:text-box>
        </draw:frame>
        <draw:frame draw:name="Shape 61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Expanding basic workflow</text:span></text:p>
            <text:p text:style-name="P6"><text:span text:style-name="T4">New law, theory, hypothesis</text:span></text:p>
            <text:p text:style-name="P6"><text:span text:style-name="T4">Problem solving or validating</text:span></text:p>
            <text:p text:style-name="P6"><text:span text:style-name="T4">Summary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ion" draw:style-name="dp1" draw:master-page-name="Title_20_and_20_body" presentation:presentation-page-layout-name="AL2T1">
        <office:forms form:automatic-focus="false" form:apply-design-mode="false"/>
        <draw:frame draw:name="Shape 66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Vision</text:span></text:p>
          </draw:text-box>
        </draw:frame>
        <draw:frame draw:name="Shape 67" presentation:style-name="pr5" draw:text-style-name="P7" draw:layer="layout" svg:width="23.667cm" svg:height="6.267cm" svg:x="0.866cm" svg:y="3.201cm" presentation:class="outline" presentation:user-transformed="true">
          <draw:text-box>
            <text:p text:style-name="P6"><text:span text:style-name="T4">Decentralized way to conduct science</text:span></text:p>
            <text:p text:style-name="P6"><text:span text:style-name="T4">Immutable evidence validated outcomes</text:span></text:p>
            <text:p text:style-name="P6"><text:span text:style-name="T4">Secured by blockchains</text:span></text:p>
          </draw:text-box>
        </draw:frame>
        <draw:custom-shape draw:name="Shape 68" draw:style-name="gr2" draw:text-style-name="P8" draw:layer="layout" svg:width="12.096cm" svg:height="1.407cm" svg:x="5.773cm" svg:y="12.585cm">
          <text:p text:style-name="P1"><text:span text:style-name="T5">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3" draw:text-style-name="P8" draw:layer="layout" svg:width="12.096cm" svg:height="1.407cm" svg:x="5.773cm" svg:y="11.177cm">
          <text:p text:style-name="P1"><text:span text:style-name="T5">Discovery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ing the data to the Computation" draw:style-name="dp1" draw:master-page-name="Title_20_and_20_body" presentation:presentation-page-layout-name="AL2T1">
        <office:forms form:automatic-focus="false" form:apply-design-mode="false"/>
        <draw:frame draw:name="Shape 74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Bring the data to the Computation</text:span></text:p>
          </draw:text-box>
        </draw:frame>
        <draw:frame draw:name="Shape 75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The ‘OLD’ way automated</text:span></text:p>
            <text:p text:style-name="P6"><text:span text:style-name="T4">DEMO</text:span></text:p>
          </draw:text-box>
        </draw:frame>
        <presentation:notes draw:style-name="dp2">
          <draw:page-thumbnail draw:name="Shape 71" draw:style-name="gr1" draw:layer="layout" svg:width="16.932cm" svg:height="9.524cm" svg:x="1.059cm" svg:y="1.905cm" draw:page-number="4" presentation:class="page"/>
          <draw:frame draw:name="Shape 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 Flow" draw:style-name="dp1" draw:master-page-name="Title_20_and_20_body" presentation:presentation-page-layout-name="AL2T1">
        <office:forms form:automatic-focus="false" form:apply-design-mode="false"/>
        <draw:frame draw:name="Shape 80" presentation:style-name="pr4" draw:text-style-name="P3" draw:layer="layout" svg:width="6.236cm" svg:height="1.59cm" svg:x="0.866cm" svg:y="1.236cm" presentation:class="title" presentation:user-transformed="true">
          <draw:text-box>
            <text:p text:style-name="P5"><text:span text:style-name="T6">Work Flow</text:span></text:p>
          </draw:text-box>
        </draw:frame>
        <draw:custom-shape draw:name="Shape 81" draw:style-name="gr4" draw:text-style-name="P8" draw:layer="layout" svg:width="1.621cm" svg:height="1.317cm" svg:x="1.293cm" svg:y="4.106cm">
          <text:p text:style-name="P5"><text:span text:style-name="T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2" draw:style-name="gr4" draw:text-style-name="P8" draw:layer="layout" svg:width="1.621cm" svg:height="1.317cm" svg:x="1.293cm" svg:y="5.847cm">
          <text:p text:style-name="P5"><text:span text:style-name="T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3" draw:style-name="gr4" draw:text-style-name="P8" draw:layer="layout" svg:width="1.621cm" svg:height="1.317cm" svg:x="1.293cm" svg:y="7.587cm">
          <text:p text:style-name="P5"><text:span text:style-name="T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4" draw:style-name="gr4" draw:text-style-name="P8" draw:layer="layout" svg:width="1.621cm" svg:height="1.317cm" svg:x="1.293cm" svg:y="9.497cm">
          <text:p text:style-name="P5"><text:span text:style-name="T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5" draw:style-name="gr4" draw:text-style-name="P8" draw:layer="layout" svg:width="1.621cm" svg:height="1.317cm" svg:x="1.293cm" svg:y="11.812cm">
          <text:p text:style-name="P5"><text:span text:style-name="T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6" draw:style-name="gr4" draw:text-style-name="P8" draw:layer="layout" svg:width="1.621cm" svg:height="1.317cm" svg:x="21.109cm" svg:y="3.16cm">
          <text:p text:style-name="P5"><text:span text:style-name="T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7" draw:style-name="gr5" draw:text-style-name="P8" draw:layer="layout" svg:width="5.24cm" svg:height="1.147cm" svg:x="6.965cm" svg:y="2.827cm">
          <text:p text:style-name="P5"><text:span text:style-name="T5">Sensor SC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Shape 88" draw:style-name="gr5" draw:text-style-name="P8" draw:layer="layout" svg:width="5.24cm" svg:height="1.147cm" svg:x="6.572cm" svg:y="5.931cm">
          <text:p text:style-name="P5"><text:span text:style-name="T5">Storage SC</text:span></text:p>
          <text:p text:style-name="P5"><text:span text:style-name="T5">Permissio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Shape 89" draw:style-name="gr5" draw:text-style-name="P8" draw:layer="layout" svg:width="5.24cm" svg:height="1.147cm" svg:x="19.671cm" svg:y="9.497cm">
          <text:p text:style-name="P5"><text:span text:style-name="T5">Compute SC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Shape 90" draw:style-name="gr5" draw:text-style-name="P8" draw:layer="layout" svg:width="2.532cm" svg:height="2.33cm" svg:x="3.691cm" svg:y="3.653cm">
          <text:p text:style-name="P5"><text:span text:style-name="T5">Data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91" draw:style-name="gr6" draw:text-style-name="P8" draw:layer="layout" svg:width="3.231cm" svg:height="1.59cm" svg:x="22.108cm" svg:y="12.442cm">
          <text:p text:style-name="P5"><text:span text:style-name="T7">Sampling &amp; Scoring Protocol 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92" draw:style-name="gr7" draw:text-style-name="P8" draw:layer="layout" svg:width="3.715cm" svg:height="1.147cm" svg:x="20.309cm" svg:y="2.012cm">
          <text:p text:style-name="P5"><text:span text:style-name="T5">Resear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5" draw:text-style-name="P8" draw:layer="layout" svg:width="5.24cm" svg:height="1.147cm" svg:x="18.784cm" svg:y="7.08cm">
          <text:p text:style-name="P5"><text:span text:style-name="T5">Dmap SC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Shape 94" draw:style-name="gr4" draw:text-style-name="P8" draw:layer="layout" svg:width="1.62cm" svg:height="0.438cm" draw:transform="rotate (0.556585498460992) translate (6.289cm 4.804cm)">
          <text:p text:style-name="P5"><text:span text:style-name="T5"/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95" draw:style-name="gr4" draw:text-style-name="P8" draw:layer="layout" svg:width="0.54cm" svg:height="1.317cm" svg:x="8.352cm" svg:y="4.343cm">
          <text:p text:style-name="P5"><text:span text:style-name="T5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96" draw:style-name="gr4" draw:text-style-name="P8" draw:layer="layout" svg:width="0.54cm" svg:height="1.317cm" svg:x="21.649cm" svg:y="4.833cm">
          <text:p text:style-name="P5"><text:span text:style-name="T5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97" draw:style-name="gr4" draw:text-style-name="P8" draw:layer="layout" svg:width="6.235cm" svg:height="0.638cm" draw:transform="rotate (-0.256912465893566) translate (12.534cm 6.27cm)">
          <text:p text:style-name="P5"><text:span text:style-name="T5"/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98" draw:style-name="gr7" draw:text-style-name="P8" draw:layer="layout" svg:width="2.158cm" svg:height="1.147cm" svg:x="1.093cm" svg:y="3.039cm">
          <text:p text:style-name="P5"><text:span text:style-name="T5">P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4" draw:text-style-name="P8" draw:layer="layout" svg:width="0.54cm" svg:height="3.476cm" svg:x="4.687cm" svg:y="6.27cm">
          <text:p text:style-name="P5"><text:span text:style-name="T5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100" draw:style-name="gr4" draw:text-style-name="P8" draw:layer="layout" svg:width="14.456cm" svg:height="0.472cm" svg:x="4.941cm" svg:y="9.781cm">
          <text:p text:style-name="P5"><text:span text:style-name="T5"/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1" draw:style-name="gr4" draw:text-style-name="P8" draw:layer="layout" svg:width="0.54cm" svg:height="1.821cm" svg:x="20.838cm" svg:y="10.83cm">
          <text:p text:style-name="P5"><text:span text:style-name="T5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102" draw:style-name="gr4" draw:text-style-name="P8" draw:layer="layout" svg:width="4.302cm" svg:height="0.638cm" svg:x="16.865cm" svg:y="12.374cm">
          <text:p text:style-name="P5"><text:span text:style-name="T5"/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3" draw:style-name="gr7" draw:text-style-name="P8" draw:layer="layout" svg:width="3.715cm" svg:height="1.147cm" svg:x="16.087cm" svg:y="5.66cm">
          <text:p text:style-name="P5"><text:span text:style-name="T5">Sends invi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4" draw:text-style-name="P8" draw:layer="layout" svg:width="0.54cm" svg:height="1.821cm" svg:x="24.013cm" svg:y="10.618cm">
          <text:p text:style-name="P5"><text:span text:style-name="T5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105" draw:style-name="gr5" draw:text-style-name="P8" draw:layer="layout" svg:width="4.302cm" svg:height="2.33cm" svg:x="12.72cm" svg:y="11.416cm">
          <text:p text:style-name="P5"><text:span text:style-name="T5">Publish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106" draw:style-name="gr4" draw:text-style-name="P8" draw:layer="layout" svg:width="1.422cm" svg:height="0.638cm" svg:x="11.445cm" svg:y="12.374cm">
          <text:p text:style-name="P5"><text:span text:style-name="T5"/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7" draw:style-name="gr5" draw:text-style-name="P8" draw:layer="layout" svg:width="4.302cm" svg:height="2.33cm" svg:x="7.428cm" svg:y="11.416cm">
          <text:p text:style-name="P5"><text:span text:style-name="T5">Peer review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Shape 77" draw:style-name="gr1" draw:layer="layout" svg:width="16.932cm" svg:height="9.524cm" svg:x="1.059cm" svg:y="1.905cm" draw:page-number="5" presentation:class="page"/>
          <draw:frame draw:name="Shape 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w, Theory, Hypothesis" draw:style-name="dp1" draw:master-page-name="Title_20_and_20_body" presentation:presentation-page-layout-name="AL2T1">
        <office:forms form:automatic-focus="false" form:apply-design-mode="false"/>
        <draw:frame draw:name="Shape 112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6">Law, Theory, Hypothesis</text:span></text:p>
          </draw:text-box>
        </draw:frame>
        <draw:frame draw:name="Shape 113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8">Breaking down Dmaps</text:span></text:p>
            <text:p text:style-name="P6"><text:span text:style-name="T8">New</text:span></text:p>
            <text:p text:style-name="P6"><text:span text:style-name="T8">Build on existing</text:span></text:p>
            <text:p text:style-name="P6"><text:span text:style-name="T8">Paradigm shift</text:span></text:p>
            <text:p text:style-name="P6"><text:span text:style-name="T8">Next steps .. . . <text:s/>.</text:span></text:p>
          </draw:text-box>
        </draw:frame>
        <presentation:notes draw:style-name="dp2">
          <draw:page-thumbnail draw:name="Shape 109" draw:style-name="gr1" draw:layer="layout" svg:width="16.932cm" svg:height="9.524cm" svg:x="1.059cm" svg:y="1.905cm" draw:page-number="6" presentation:class="page"/>
          <draw:frame draw:name="Shape 11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eaking down Dmaps" draw:style-name="dp1" draw:master-page-name="Title_20_and_20_body" presentation:presentation-page-layout-name="AL2T1">
        <office:forms form:automatic-focus="false" form:apply-design-mode="false"/>
        <draw:frame draw:name="Shape 118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6">Breaking down Dmaps</text:span></text:p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7" presentation:class="page"/>
          <draw:frame draw:name="Shape 11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w" draw:style-name="dp1" draw:master-page-name="Title_20_and_20_body" presentation:presentation-page-layout-name="AL2T1">
        <draw:frame draw:name="Shape 123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6">New</text:span></text:p>
          </draw:text-box>
        </draw:frame>
        <draw:frame draw:name="Shape 124" presentation:style-name="pr5" draw:text-style-name="P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20" draw:style-name="gr1" draw:layer="layout" svg:width="16.932cm" svg:height="9.524cm" svg:x="1.059cm" svg:y="1.905cm" draw:page-number="8" presentation:class="page"/>
          <draw:frame draw:name="Shape 1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Solving or Validation" draw:style-name="dp1" draw:master-page-name="Title_20_and_20_body" presentation:presentation-page-layout-name="AL2T1">
        <draw:frame draw:name="Shape 129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6">Problem Solving or Validation</text:span></text:p>
          </draw:text-box>
        </draw:frame>
        <draw:frame draw:name="Shape 130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8">Which direction is the science ‘logic’ flowing</text:span></text:p>
            <text:p text:style-name="P6"><text:span text:style-name="T8">Observation and trying to understand</text:span></text:p>
            <text:p text:style-name="P6"><text:span text:style-name="T8">Or</text:span></text:p>
            <text:p text:style-name="P6"><text:span text:style-name="T8">Have a probem and trying to solve?</text:span></text:p>
          </draw:text-box>
        </draw:frame>
        <presentation:notes draw:style-name="dp2">
          <draw:page-thumbnail draw:name="Shape 126" draw:style-name="gr1" draw:layer="layout" svg:width="16.932cm" svg:height="9.524cm" svg:x="1.059cm" svg:y="1.905cm" draw:page-number="9" presentation:class="page"/>
          <draw:frame draw:name="Shape 1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and_20_body" presentation:presentation-page-layout-name="AL2T1">
        <draw:frame draw:name="Shape 135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6">Summary</text:span></text:p>
          </draw:text-box>
        </draw:frame>
        <draw:frame draw:name="Shape 136" presentation:style-name="pr5" draw:text-style-name="P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32" draw:style-name="gr1" draw:layer="layout" svg:width="16.932cm" svg:height="9.524cm" svg:x="1.059cm" svg:y="1.905cm" draw:page-number="10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52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3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6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document-statistic meta:object-count="95"/>
  </office:meta>
</office:document-meta>
</file>